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normal"/>
    </style:style>
    <style:style style:name="P5" style:family="paragraph" style:parent-style-name="Text_20_body">
      <style:paragraph-properties fo:text-align="center" style:justify-single-word="false"/>
      <style:text-properties fo:color="#000000" style:font-name="Liberation Serif" fo:font-size="18pt" style:font-size-asian="18pt" style:font-size-complex="18pt"/>
    </style:style>
    <style:style style:name="P6" style:family="paragraph" style:parent-style-name="Text_20_body">
      <style:paragraph-properties fo:text-align="start" style:justify-single-word="false"/>
      <style:text-properties fo:color="#000000" style:font-name="Liberation Serif"/>
    </style:style>
    <style:style style:name="P7" style:family="paragraph" style:parent-style-name="Heading_20_3">
      <style:paragraph-properties fo:text-align="center" style:justify-single-word="false"/>
      <style:text-properties fo:color="#000000" style:font-name="Liberation Serif" fo:font-size="18pt" style:font-size-asian="18pt" style:font-size-complex="18p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eb613d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1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bold"/>
    </style:style>
    <style:style style:name="P13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color="#eb61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bookmark text:name="section-104.3"/>104.3 Control mounting and unmounting of filesystems</text:h>
      <text:p text:style-name="P5"/>
      <text:p text:style-name="P1">Configure the mounting of a filesystem. Tasks include manually mounting and unmounting filesystems, configuring filesystem mounting on bootup, and configuring user-mountable removable filesystems.<text:line-break/></text:p>
      <text:p text:style-name="P2">Linux tree is rooted by /. Mount = process of making the FS accessible on the device, mapping a disk partition to a directory</text:p>
      <text:p text:style-name="P2">mount command = mount temporarily &lt;&gt; edit /etc/fstab = mount at each boot</text:p>
      <text:p text:style-name="P3">/etc/fstab (filesystem table)<text:line-break/><text:span text:style-name="T2">contains static info about filesystems</text:span></text:p>
      <text:list xml:id="list7449646211" text:style-name="L1">
        <text:list-header>
          <text:p text:style-name="P11">/media <text:line-break/><text:span text:style-name="T2">mount point for removables medias : cdroms, floppy etc ...</text:span><text:line-break/><text:span text:style-name="T2">/mnt similar but made for admin to mount points manually</text:span></text:p>
          <text:p text:style-name="P13">a usb device plugged would result in a new dir in /media, not mnt</text:p>
        </text:list-header>
      </text:list>
      <text:p text:style-name="P10"/>
      <text:p text:style-name="P10">/etc/mtab<text:line-break/><text:span text:style-name="T2">list of currently mounted FS (can use df as well)</text:span></text:p>
      <text:p text:style-name="P10"/>
      <text:list xml:id="list572588281" text:continue-numbering="true" text:style-name="L1">
        <text:list-header>
          <text:p text:style-name="P11">mount</text:p>
          <text:p text:style-name="P13">mount the filesystem on the device = mount the device<text:line-break/>mount command = /proc/mounts</text:p>
          <text:p text:style-name="P12"><text:span text:style-name="T2">mount /dev/sda9 /dos<text:line-break/>the mount point /dos must exist before<text:line-break/>mount -t vfat /dev/xxx /xxx = specify mounting type<text:line-break/>mount – displays mounted fs<text:line-break/>mount -a : mounts all FS in /etc/fstab<text:line-break/>-r : mount readonly<text:line-break/>-v : verbose mode<text:line-break/>-w : mounts read/write<text:line-break/>-o rw : same as -w<text:line-break/>-t xxx : specifieds FS type<text:line-break/>can display infos with cat /proc/mounts and cat /etc/mtab<text:line-break/>mount read only (remount if already exists) : mount -o remount,ro /dos<text:line-break/>it is also possible to mount with the UUID or label of the device</text:span><text:span text:style-name="T4"><text:line-break/></text:span></text:p>
          <text:p text:style-name="P11">umount</text:p>
        </text:list-header>
      </text:list>
      <text:p text:style-name="P2">unmount a fs by specifying either the device name or mount point<text:line-break/>umount /dev/sdax or umount /proc<text:line-break/>umount -a : unmounts all FS in /etc/mtab<text:line-break/>-f : forces to unmount a FS<text:line-break/>-r : if can't unmount a FS, then rolls it back to a read only<text:line-break/>-t xxx : specifies a FS type (same as mount)</text:p>
      <text:p text:style-name="P1"><text:line-break/><text:span text:style-name="T3">lsof</text:span></text:p>
      <text:p text:style-name="P2"><text:soft-page-break/>lists open files<text:line-break/>lsof -w /proc</text:p>
      <text:p text:style-name="P1"><text:span text:style-name="T3">fuser</text:span><text:line-break/><text:span text:style-name="T5">identify processes using files or sockets</text:span></text:p>
      <text:p text:style-name="P2">fuser -m /proc</text:p>
      <text:p text:style-name="P1"><text:span text:style-name="T3">id</text:span><text:line-break/><text:span text:style-name="T5">prints users and group information</text:span><text:line-break/><text:line-break/><text:span text:style-name="T3">Objectives</text:span></text:p>
      <text:p text:style-name="P4"><text:span text:style-name="T1">Manually mount and unmount filesystems.<text:line-break/></text:span>Configure filesystem mounting on bootup.<text:line-break/>Configure user mountable removeable filesystems.</text:p>
      <text:p text:style-name="P6"><text:span text:style-name="T6">Todo</text:span><text:span text:style-name="T7"><text:line-break/></text:span><text:span text:style-name="T7"><text:line-break/></text:span><text:span text:style-name="T6">Sources<text:line-break/></text:span><text:span text:style-name="T8">media/ : </text:span><text:a xlink:type="simple" xlink:href="http://www.tldp.org/LDP/Linux-Filesystem-Hierarchy/html/media.html"><text:span text:style-name="T8">http://www.tldp.org/LDP/Linux-Filesystem-Hierarchy/html/media.html</text:span></text:a></text:p>
      <text:p text:style-name="P2"/>
      <text:p text:style-name="P3">Questions</text:p>
      <text:p text:style-name="P2"/>
      <text:p text:style-name="P2">1. To access files on a USB flash drive, you type mount /dev/sdc1 /media/flash as root. </text:p>
      <text:p text:style-name="P2">Which types of filesystems will this command mount? </text:p>
      <text:p text:style-name="P2">A. Ext2fs </text:p>
      <text:p text:style-name="P2">B. FAT </text:p>
      <text:p text:style-name="P2">C. HFS </text:p>
      <text:p text:style-name="P2">D. ReiserFS </text:p>
      <text:p text:style-name="P2">E. <text:span text:style-name="T9">All of the above</text:span><text:line-break/><text:line-break/>2. Which of the following /etc/fstab entries will mount /dev/sdb2 as the /home directory </text:p>
      <text:p text:style-name="P2">at boot time? </text:p>
      <text:p text:style-name="P2">A. /dev/sdb2 reiserfs /home defaults 0 0 </text:p>
      <text:p text:style-name="P2">B. <text:span text:style-name="T9">/dev/sdb2 /home reiserfs defaults 0 0 </text:span></text:p>
      <text:p text:style-name="P2">C. /home reiserfs /dev/sdb2 noauto 0 0 </text:p>
      <text:p text:style-name="P2">D. /home /dev/sdb2 reiserfs noauto 0 0 </text:p>
      <text:p text:style-name="P2">E. reiserfs /dev/sdb2 /home noauto 0 0 <text:line-break/><text:line-break/>3. What filesystem options might you specify in /etc/fstab to make a removable disk </text:p>
      <text:p text:style-name="P2">(USB flash drive, Zip disk, floppy disk, and so on) mountable by an ordinary user with a </text:p>
      <text:p text:style-name="P2">UID of 1000? (Select three.) </text:p>
      <text:p text:style-name="P2">A. <text:span text:style-name="T9">user</text:span> </text:p>
      <text:p text:style-name="P2">B. <text:span text:style-name="T9">users </text:span></text:p>
      <text:p text:style-name="P2"><text:soft-page-break/>C. <text:span text:style-name="T9">owner</text:span> </text:p>
      <text:p text:style-name="P2">D. owners </text:p>
      <text:p text:style-name="P2">E. uid=1000 </text:p>
      <text:p text:style-name="P2"/>
      <text:p text:style-name="P2">4. What is the minimum safe procedure for removing a USB flash drive, mounted from /dev/ </text:p>
      <text:p text:style-name="P2">sdb1 at /media/usb, from a Linux computer? </text:p>
      <text:p text:style-name="P2">A. <text:span text:style-name="T9">Type umount /media/usb, wait for the command to return and disk-activity lights to </text:span></text:p>
      <text:p text:style-name="P9">stop, and then unplug the drive. </text:p>
      <text:p text:style-name="P2">B. Unplug the drive, and then type umount /media/usb to ensure that Linux registers the </text:p>
      <text:p text:style-name="P2"><text:s text:c="2"/>drive’s removal from the system. </text:p>
      <text:p text:style-name="P2">C. Unplug the drive, and then type sync /dev/sdb1 to flush the caches to ensure prob- </text:p>
      <text:p text:style-name="P2"><text:s text:c="2"/>lems don’t develop. </text:p>
      <text:p text:style-name="P2">D. Type usbdrive-remove, and then quickly remove the disk before its activity light stops </text:p>
      <text:p text:style-name="P2"><text:s text:c="2"/>blinking. </text:p>
      <text:p text:style-name="P2">E. Type fsck /dev/sdb1, wait for the command to return and disk-activity lights to stop, </text:p>
      <text:p text:style-name="P2"><text:s text:c="2"/>and then unplug the driv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9:21</meta:creation-date>
    <dc:date>2014-09-04T19:42:31</dc:date>
    <dc:creator>David </dc:creator>
    <meta:editing-duration>PT2H11M46S</meta:editing-duration>
    <meta:editing-cycles>63</meta:editing-cycles>
    <meta:generator>LibreOffice/3.5$Linux_X86_64 LibreOffice_project/350m1$Build-2</meta:generator>
    <meta:document-statistic meta:table-count="0" meta:image-count="0" meta:object-count="0" meta:page-count="3" meta:paragraph-count="53" meta:word-count="588" meta:character-count="3441" meta:non-whitespace-character-count="2863"/>
  </office:meta>
</office:document-meta>
</file>